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090" officeooo:paragraph-rsid="000394b4"/>
    </style:style>
    <style:style style:name="T1" style:family="text">
      <style:text-properties officeooo:rsid="000ab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aasu</text:span>priy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3:22:17.782049088</meta:creation-date>
    <dc:date>2020-01-09T14:18:26.378106367</dc:date>
    <meta:editing-duration>PT1M4S</meta:editing-duration>
    <meta:editing-cycles>7</meta:editing-cycles>
    <meta:generator>LibreOffice/6.3.3.2$Linux_X86_64 LibreOffice_project/3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